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7" calcext:value-type="float">
            <text:p>0.77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7" calcext:value-type="float">
            <text:p>0.77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5" calcext:value-type="float">
            <text:p>0.75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69" calcext:value-type="float">
            <text:p>0.69</text:p>
          </table:table-cell>
          <table:table-cell office:value-type="float" office:value="-0.73" calcext:value-type="float">
            <text:p>-0.7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-1.01" calcext:value-type="float">
            <text:p>-1.0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5" calcext:value-type="float">
            <text:p>0.55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-1.23" calcext:value-type="float">
            <text:p>-1.2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3" calcext:value-type="float">
            <text:p>0.43</text:p>
          </table:table-cell>
          <table:table-cell office:value-type="float" office:value="-1.4" calcext:value-type="float">
            <text:p>-1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. Ryott Glayzer</meta:initial-creator>
    <meta:creation-date>2024-12-02T12:25:23.460001466</meta:creation-date>
    <dc:date>2024-12-02T12:26:51.020685995</dc:date>
    <dc:creator>H. Ryott Glayzer</dc:creator>
    <meta:editing-duration>PT1M28S</meta:editing-duration>
    <meta:editing-cycles>1</meta:editing-cycles>
    <meta:document-statistic meta:table-count="1" meta:cell-count="36" meta:object-count="0"/>
    <meta:generator>LibreOffice/24.8.2.1$Linux_X86_64 LibreOffice_project/480$Build-1</meta:generator>
  </office:meta>
</office:document-meta>
</file>